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3.844cm" fo:break-before="auto" style:use-optimal-row-height="true"/>
    </style:style>
    <style:style style:name="ro11" style:family="table-row">
      <style:table-row-properties style:row-height="3.184cm" fo:break-before="auto" style:use-optimal-row-height="true"/>
    </style:style>
    <style:style style:name="ro12" style:family="table-row">
      <style:table-row-properties style:row-height="3.632cm" fo:break-before="auto" style:use-optimal-row-height="true"/>
    </style:style>
    <style:style style:name="ro13" style:family="table-row">
      <style:table-row-properties style:row-height="3.369cm" fo:break-before="auto" style:use-optimal-row-height="true"/>
    </style:style>
    <style:style style:name="ro14" style:family="table-row">
      <style:table-row-properties style:row-height="3.369cm" fo:break-before="auto" style:use-optimal-row-height="false"/>
    </style:style>
    <style:style style:name="ro15" style:family="table-row">
      <style:table-row-properties style:row-height="3.93cm" fo:break-before="auto" style:use-optimal-row-height="false"/>
    </style:style>
    <style:style style:name="ro16" style:family="table-row">
      <style:table-row-properties style:row-height="3.124cm" fo:break-before="auto" style:use-optimal-row-height="false"/>
    </style:style>
    <style:style style:name="ro17" style:family="table-row">
      <style:table-row-properties style:row-height="0.45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2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1" style:font-name-asian="Arial1" style:font-name-complex="Arial1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1" style:font-name-asian="Arial1" style:font-name-complex="Arial1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31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fo:font-weight="normal" style:font-name-asian="Arial1" style:font-weight-asian="normal" style:font-name-complex="Arial1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36" style:family="table-cell" style:parent-style-name="Default" style:data-style-name="N0">
      <style:table-cell-properties fo:wrap-option="wrap" style:vertical-align="automatic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4-05-26" calcext:value-type="date">
            <text:p>26/05/2014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Andre Luís Ferreira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3"/>
        <table:table-column table:style-name="co11" table:default-cell-style-name="ce23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31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5" office:value-type="string" calcext:value-type="string">
            <text:p>Cenário de Teste</text:p>
          </table:table-cell>
          <table:table-cell table:style-name="ce25" office:value-type="string" calcext:value-type="string">
            <text:p>Passos</text:p>
          </table:table-cell>
          <table:table-cell table:style-name="ce25" office:value-type="string" calcext:value-type="string">
            <text:p>Resultados esperados</text:p>
          </table:table-cell>
          <table:table-cell table:style-name="ce32" office:value-type="string" calcext:value-type="string">
            <text:p>Resultado da Execução</text:p>
          </table:table-cell>
          <table:table-cell table:style-name="ce32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Gerenciar Estruturas Curriculares</text:p>
          </table:table-cell>
          <table:table-cell table:style-name="ce20" office:value-type="string" calcext:value-type="string">
            <text:p>VINCULAR</text:p>
          </table:table-cell>
          <table:table-cell table:style-name="ce20" office:value-type="string" calcext:value-type="string">
            <text:p>TC_007_01</text:p>
          </table:table-cell>
          <table:table-cell table:style-name="ce26" office:value-type="string" calcext:value-type="string">
            <text:p>Vincular disciplina a estrutura curricular</text:p>
          </table:table-cell>
          <table:table-cell table:style-name="ce27" office:value-type="string" calcext:value-type="string">
            <text:p>1. O usuário  seleciona uma disciplina da lista de disciplina que não pertencem a estrutura curricular.</text:p>
            <text:p>2. O usuário preenche o campo quantidade de alunos com um valor válido.</text:p>
            <text:p>3. O usuário preenche o campo semestre de oferta com um valor válido.</text:p>
            <text:p/>
          </table:table-cell>
          <table:table-cell table:style-name="ce27" office:value-type="string" calcext:value-type="string">
            <text:p>Disciplina vinculada, mensagem de indicação de sucesso e disciplina sai da lista de disciplinas que não pertecem a estrutura curricular.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Gerenciar Estruturas Curriculares</text:p>
          </table:table-cell>
          <table:table-cell table:style-name="ce20" office:value-type="string" calcext:value-type="string">
            <text:p>VINCULAR</text:p>
          </table:table-cell>
          <table:table-cell table:style-name="ce20" office:value-type="string" calcext:value-type="string">
            <text:p>TC_007_02</text:p>
          </table:table-cell>
          <table:table-cell table:style-name="ce27" office:value-type="string" calcext:value-type="string">
            <text:p>Vincular disciplina: Usuário não preenche o campo quantidade de alunos</text:p>
          </table:table-cell>
          <table:table-cell table:style-name="ce27" office:value-type="string" calcext:value-type="string">
            <text:p>1. O usuário  seleciona uma disciplina da lista de disciplina que não pertencem a estrutura curricular.</text:p>
            <text:p>2. O usuário não preenche o campo quantidade de alunos</text:p>
            <text:p>3. O usuário preenche o campo semestre de oferta com um valor válido.</text:p>
          </table:table-cell>
          <table:table-cell table:style-name="ce27" office:value-type="string" calcext:value-type="string">
            <text:p>Disciplina não vinculada e indicação de mensagem para preenchimento dos campos obrigatórios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3</text:p>
          </table:table-cell>
          <table:table-cell table:style-name="ce27" office:value-type="string" calcext:value-type="string">
            <text:p>Vincular disciplina: Usuário não preenche o campo semestre de oferta</text:p>
          </table:table-cell>
          <table:table-cell table:style-name="ce27" office:value-type="string" calcext:value-type="string">
            <text:p>1. O usuário  seleciona uma disciplina da lista de disciplina que não pertencem a estrutura curricular.</text:p>
            <text:p>2. O usuário preenche o campo quantidade de alunos  com um valor válido.</text:p>
            <text:p>3. O usuário não preenche o campo semestre de oferta.</text:p>
          </table:table-cell>
          <table:table-cell table:style-name="ce28" office:value-type="string" calcext:value-type="string">
            <text:p>Disciplina não vinculada e indicação de mensagem para preenchimento dos campos obrigatórios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0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4</text:p>
          </table:table-cell>
          <table:table-cell table:style-name="ce28" office:value-type="string" calcext:value-type="string">
            <text:p>Vincular disciplina: Usuário <text:s/>preenche o campo quantidade de alunos em formato inválido (caracteres especiai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um caracteres especiais. Ex.: “50&amp;”</text:p>
            <text:p>3. O usuário preenche o campo semestre de oferta com valor válido.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0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5</text:p>
          </table:table-cell>
          <table:table-cell table:style-name="ce28" office:value-type="string" calcext:value-type="string">
            <text:p>Vincular disciplina: Usuário <text:s/>preenche o campo quantidade de alunos em formato inválido (valor não positivo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um caracteres especiais. Ex.: “-80”</text:p>
            <text:p>3. O usuário preenche o campo semestre de oferta com valor válido.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6</text:p>
          </table:table-cell>
          <table:table-cell table:style-name="ce28" office:value-type="string" calcext:value-type="string">
            <text:p>Vincular disciplina: Usuário <text:s/>preenche o campo semestre de oferta em formato inválido (letra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um caracteres especiais. Ex.: “X2”</text:p>
            <text:p>3. O usuário preenche o campo semestre de oferta com valor válido.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7</text:p>
          </table:table-cell>
          <table:table-cell table:style-name="ce28" office:value-type="string" calcext:value-type="string">
            <text:p>Vincular disciplina: Usuário <text:s/>preenche o campo semestre de oferta em formato inválido (caracteres especiai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caracteres especiais. Ex.: “5&amp;”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8</text:p>
          </table:table-cell>
          <table:table-cell table:style-name="ce28" office:value-type="string" calcext:value-type="string">
            <text:p>Vincular disciplina: Usuário <text:s/>preenche o campo semestre de oferta em formato inválido (valor não positivo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com valor válido.</text:p>
            <text:p>3. O usuário preenche o campo semestre de oferta com um caracteres especiais. Ex.: “-8” 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4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09</text:p>
          </table:table-cell>
          <table:table-cell table:style-name="ce28" office:value-type="string" calcext:value-type="string">
            <text:p>Vincular disciplina: Usuário <text:s/>preenche o campo semestre de oferta em formato inválido (letras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caracteres especiais. Ex.: “X”</text:p>
          </table:table-cell>
          <table:table-cell table:style-name="ce28" office:value-type="string" calcext:value-type="string">
            <text:p>Disciplina não vinculada e indicação de mensagem formato inválido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VINCULAR</text:p>
          </table:table-cell>
          <table:table-cell table:style-name="ce21" office:value-type="string" calcext:value-type="string">
            <text:p>TC_007_10</text:p>
          </table:table-cell>
          <table:table-cell table:style-name="ce28" office:value-type="string" calcext:value-type="string">
            <text:p>Vincular disciplina: Usuário <text:s/>preenche o campo semestre de oferta com valor inválido (valor maior que 12) </text:p>
          </table:table-cell>
          <table:table-cell table:style-name="ce28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valor alto. Ex.: “100”</text:p>
          </table:table-cell>
          <table:table-cell table:style-name="ce28" office:value-type="string" calcext:value-type="string">
            <text:p>Disciplina não vinculada e indicação de mensagem valor inválido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6">
          <table:table-cell table:style-name="ce16"/>
          <table:table-cell table:style-name="ce21" office:value-type="string" calcext:value-type="string">
            <text:p>Gerenciar Estruturas Curriculares</text:p>
          </table:table-cell>
          <table:table-cell table:style-name="ce21" office:value-type="string" calcext:value-type="string">
            <text:p>DESVINCULAR</text:p>
          </table:table-cell>
          <table:table-cell table:style-name="ce21" office:value-type="string" calcext:value-type="string">
            <text:p>TC_007_11</text:p>
          </table:table-cell>
          <table:table-cell table:style-name="ce29" office:value-type="string" calcext:value-type="string">
            <text:p>Desvincular disciplina da estrutura curricular</text:p>
          </table:table-cell>
          <table:table-cell table:style-name="ce28" office:value-type="string" calcext:value-type="string">
            <text:p>1. O usuário  seleciona uma disciplina da lista de disciplina que pertencem a estrutura curricular.</text:p>
            <text:p>2. O usuário desvincular disciplina.</text:p>
            <text:p>3. O usuário confirma a desvinculação.</text:p>
            <text:p/>
          </table:table-cell>
          <table:table-cell table:style-name="ce28" office:value-type="string" calcext:value-type="string">
            <text:p>Disciplina desvinculada, disciplina volta para a lista de disciplinas não pertencentes a estrutura curricular e indicação de mensagem sucesso</text:p>
          </table:table-cell>
          <table:table-cell table:style-name="ce33" office:value-type="string" calcext:value-type="string">
            <text:p>&lt;Resultado do teste. Opções: PASSOU, FALHOU, BLOQUEADO, NÃO EXECUTADO.&gt;</text:p>
          </table:table-cell>
          <table:table-cell table:style-name="ce36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7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4"/>
          <table:table-cell table:style-name="ce35"/>
          <table:table-cell table:style-name="ce16" table:number-columns-repeated="1015"/>
        </table:table-row>
        <table:table-row table:style-name="ro1" table:number-rows-repeated="6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5" table:number-columns-repeated="2"/>
          <table:table-cell table:style-name="ce16" table:number-columns-repeated="1015"/>
        </table:table-row>
        <table:table-row table:style-name="ro1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5" table:number-columns-repeated="2"/>
          <table:table-cell table:style-name="ce16" table:number-columns-repeated="1014"/>
          <table:table-cell table:style-name="Default"/>
        </table:table-row>
        <table:table-row table:style-name="ro1">
          <table:table-cell table:style-name="ce16"/>
          <table:table-cell table:style-name="ce22"/>
          <table:table-cell table:style-name="ce24" table:number-columns-repeated="2"/>
          <table:table-cell table:style-name="ce30" table:number-columns-repeated="3"/>
          <table:table-cell table:style-name="ce35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day/>
      <number:text>-</number:text>
      <number:month number:textual="true"/>
      <number:text>-</number:text>
      <number:year/>
    </number:date-style>
    <number:date-style style:name="N138P0" style:volatile="true">
      <number:day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number:date-style style:name="N139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 style:data-style-name="N2" text:time-value="09:56:08.9994701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Andre</meta:initial-creator>
    <meta:creation-date>2014-04-15T13:31:14Z</meta:creation-date>
    <dc:date>2014-09-29T10:44:31.313405801</dc:date>
    <meta:editing-duration>PT6H36M49S</meta:editing-duration>
    <meta:editing-cycles>22</meta:editing-cycles>
    <meta:document-statistic meta:table-count="3" meta:cell-count="112" meta:object-count="0"/>
  </office:meta>
</office:document-meta>
</file>